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0F0BB8CBCF22421C.png" manifest:media-type="image/png"/>
  <manifest:file-entry manifest:full-path="Pictures/1000020100000018000000186A40970376523EB0.png" manifest:media-type="image/png"/>
  <manifest:file-entry manifest:full-path="Pictures/100002010000001800000018A5483590C142B1D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1.75cm" fo:min-width="7.5cm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12cm" svg:stroke-color="#999999" draw:marker-start="" draw:marker-start-width="0.518cm" draw:marker-end-width="0.518cm" draw:textarea-vertical-align="middle" fo:padding-top="0.231cm" fo:padding-bottom="0.231cm" fo:padding-left="0.356cm" fo:padding-right="0.356cm"/>
    </style:style>
    <style:style style:name="gr5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3.75cm" fo:min-width="6.488cm"/>
    </style:style>
    <style:style style:name="gr6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1.75cm" fo:min-width="6.493cm"/>
    </style:style>
    <style:style style:name="gr7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2.75cm" fo:min-width="6.491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fe7f5" draw:opacity="100%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 draw:opacity="100%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3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4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5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6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7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8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9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10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</text:list-style>
  </office:automatic-styles>
  <office:body>
    <office:drawing>
      <draw:page draw:name="page1" draw:style-name="dp1" draw:master-page-name="Обычный">
        <draw:frame draw:style-name="gr1" draw:text-style-name="P2" xml:id="id5" draw:id="id5" draw:layer="layout" svg:width="19cm" svg:height="1cm" svg:x="5.5cm" svg:y="0.9cm">
          <draw:text-box>
            <text:p text:style-name="P1"><text:span text:style-name="T1">Иерархия классов предприятия</text:span></text:p>
          </draw:text-box>
        </draw:frame>
        <draw:g xml:id="id1" draw:id="id1">
          <draw:custom-shape draw:style-name="gr2" draw:text-style-name="P4" draw:layer="layout" svg:width="8cm" svg:height="2cm" svg:x="6cm" svg:y="7cm">
            <draw:glue-point draw:id="4" svg:x="-2.777cm" svg:y="5cm"/>
            <draw:glue-point draw:id="5" svg:x="2.777cm" svg:y="5cm"/>
            <text:p text:style-name="P3"><text:span text:style-name="T2">Структрурное подразделен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6.255cm" svg:y="7.555cm">
            <draw:image xlink:href="Pictures/1000020100000018000000186A40970376523EB0.png" xlink:type="simple" xlink:show="embed" xlink:actuate="onLoad">
              <text:p/>
            </draw:image>
          </draw:frame>
        </draw:g>
        <draw:g xml:id="id2" draw:id="id2">
          <draw:custom-shape draw:style-name="gr2" draw:text-style-name="P4" draw:layer="layout" svg:width="8cm" svg:height="2cm" svg:x="11cm" svg:y="10cm">
            <draw:glue-point draw:id="4" svg:x="-2.777cm" svg:y="5cm"/>
            <draw:glue-point draw:id="5" svg:x="2.777cm" svg:y="5cm"/>
            <text:p text:style-name="P3"><text:span text:style-name="T2">Предприят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1.455cm" svg:y="10.555cm">
            <draw:image xlink:href="Pictures/100002010000001800000018A5483590C142B1D1.png" xlink:type="simple" xlink:show="embed" xlink:actuate="onLoad">
              <text:p/>
            </draw:image>
          </draw:frame>
        </draw:g>
        <draw:g xml:id="id3" draw:id="id3">
          <draw:custom-shape draw:style-name="gr2" draw:text-style-name="P4" draw:layer="layout" svg:width="8cm" svg:height="2cm" svg:x="11cm" svg:y="15cm">
            <draw:glue-point draw:id="4" svg:x="-2.777cm" svg:y="5cm"/>
            <draw:glue-point draw:id="5" svg:x="2.777cm" svg:y="5cm"/>
            <text:p text:style-name="P3"><text:span text:style-name="T2">Отдел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1.455cm" svg:y="15.555cm">
            <draw:image xlink:href="Pictures/100002010000001800000018A5483590C142B1D1.png" xlink:type="simple" xlink:show="embed" xlink:actuate="onLoad">
              <text:p/>
            </draw:image>
          </draw:frame>
        </draw:g>
        <draw:g xml:id="id4" draw:id="id4">
          <draw:custom-shape draw:style-name="gr2" draw:text-style-name="P4" draw:layer="layout" svg:width="8cm" svg:height="2cm" svg:x="11cm" svg:y="22cm">
            <draw:glue-point draw:id="4" svg:x="-2.777cm" svg:y="5cm"/>
            <draw:glue-point draw:id="5" svg:x="2.777cm" svg:y="5cm"/>
            <text:p text:style-name="P3"><text:span text:style-name="T2">Участок СЦ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1.455cm" svg:y="22.555cm">
            <draw:image xlink:href="Pictures/100002010000001800000018A5483590C142B1D1.png" xlink:type="simple" xlink:show="embed" xlink:actuate="onLoad">
              <text:p/>
            </draw:image>
          </draw:frame>
        </draw:g>
        <draw:connector draw:style-name="gr4" draw:text-style-name="P3" draw:layer="layout" svg:x1="10cm" svg:y1="9cm" svg:x2="11cm" svg:y2="11cm" draw:start-shape="id1" draw:start-glue-point="2" draw:end-shape="id2" draw:end-glue-point="3" svg:d="M10000 9000v2000h1000" svg:viewBox="0 0 1001 2001">
          <text:p/>
        </draw:connector>
        <draw:connector draw:style-name="gr4" draw:text-style-name="P3" draw:layer="layout" svg:x1="10cm" svg:y1="9cm" svg:x2="11cm" svg:y2="16cm" draw:start-shape="id1" draw:start-glue-point="2" draw:end-shape="id3" draw:end-glue-point="3" svg:d="M10000 9000v7000h1000" svg:viewBox="0 0 1001 7001">
          <text:p/>
        </draw:connector>
        <draw:connector draw:style-name="gr4" draw:text-style-name="P3" draw:layer="layout" svg:x1="10cm" svg:y1="9cm" svg:x2="11cm" svg:y2="23cm" draw:start-shape="id1" draw:start-glue-point="2" draw:end-shape="id4" draw:end-glue-point="3" svg:d="M10000 9000v14000h1000" svg:viewBox="0 0 1001 14001">
          <text:p/>
        </draw:connector>
        <draw:custom-shape draw:style-name="gr5" draw:text-style-name="P6" draw:layer="layout" svg:width="6.988cm" svg:height="4cm" draw:transform="skewX (-0.00593411945678072) translate (12cm 17cm)">
          <draw:glue-point draw:id="4" svg:x="-2.737cm" svg:y="5cm"/>
          <draw:glue-point draw:id="5" svg:x="2.787cm" svg:y="5cm"/>
          <text:list text:style-name="L2">
            <text:list-item>
              <text:p text:style-name="P1"><text:span text:style-name="T2">[Отдел]СЦ</text:span></text:p>
            </text:list-item>
            <text:list-item>
              <text:p text:style-name="P1"><text:span text:style-name="T2">[Отдел]Бурение</text:span></text:p>
            </text:list-item>
            <text:list-item>
              <text:p text:style-name="P1"><text:span text:style-name="T2">[Отдел]Контроль</text:span></text:p>
            </text:list-item>
            <text:list-item>
              <text:p text:style-name="P1"><text:span text:style-name="T2">[Отдел]ГТИ</text:span></text:p>
            </text:list-item>
            <text:list-item>
              <text:p text:style-name="P1"><text:span text:style-name="T2">[Отдел]РМУ</text:span></text:p>
            </text:list-item>
            <text:list-item>
              <text:p text:style-name="P1"><text:span text:style-name="T2">[Отдел]ЦИТС</text:span></text:p>
            </text:list-item>
            <text:list-item>
              <text:p text:style-name="P1"><text:span text:style-name="T2">[Отдел]СИТ</text:span></text:p>
            </text:list-item>
            <text:list-item>
              <text:p text:style-name="P1"><text:span text:style-name="T2">[Отдел]***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993cm" svg:height="2cm" draw:transform="skewX (-0.00593411945678072) translate (12cm 12cm)">
          <draw:glue-point draw:id="4" svg:x="-2.737cm" svg:y="5cm"/>
          <draw:glue-point draw:id="5" svg:x="2.787cm" svg:y="5cm"/>
          <text:list text:style-name="L2">
            <text:list-item>
              <text:p text:style-name="P1"><text:span text:style-name="T2">[Предприятие]Севергазгеофизика</text:span></text:p>
            </text:list-item>
            <text:list-item>
              <text:p text:style-name="P1"><text:span text:style-name="T2">[Предприятие]ГирсСервис</text:span></text:p>
            </text:list-item>
            <text:list-item>
              <text:p text:style-name="P1"><text:span text:style-name="T2">[Предприятие]***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6.991cm" svg:height="3cm" draw:transform="skewX (-0.00593411945678072) translate (12cm 24cm)">
          <draw:glue-point draw:id="4" svg:x="-2.737cm" svg:y="5cm"/>
          <draw:glue-point draw:id="5" svg:x="2.787cm" svg:y="5cm"/>
          <text:list text:style-name="L2">
            <text:list-item>
              <text:p text:style-name="P1"><text:span text:style-name="T2">[Участок СЦ]Ремонтный</text:span></text:p>
            </text:list-item>
            <text:list-item>
              <text:p text:style-name="P1"><text:span text:style-name="T2">[Участок СЦ]Метрологический</text:span></text:p>
            </text:list-item>
            <text:list-item>
              <text:p text:style-name="P1"><text:span text:style-name="T2">[Участок СЦ]Пункт проката</text:span></text:p>
            </text:list-item>
            <text:list-item>
              <text:p text:style-name="P1"><text:span text:style-name="T2">[Участок СЦ]Склад</text:span></text:p>
            </text:list-item>
            <text:list-item>
              <text:p text:style-name="P1"><text:span text:style-name="T2">[Участок СЦ]Консервация</text:span></text:p>
            </text:list-item>
            <text:list-item>
              <text:p text:style-name="P1"><text:span text:style-name="T2">[Участок СЦ]Долгосрочный</text:span></text:p>
            </text:list-item>
            <text:list-item>
              <text:p text:style-name="P1"><text:span text:style-name="T2">[Участок СЦ]Списано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xml:id="id6" draw:id="id6">
          <draw:custom-shape draw:style-name="gr2" draw:text-style-name="P4" draw:layer="layout" svg:width="8cm" svg:height="2cm" svg:x="6cm" svg:y="3cm">
            <draw:glue-point draw:id="4" svg:x="-2.777cm" svg:y="5cm"/>
            <draw:glue-point draw:id="5" svg:x="2.777cm" svg:y="5cm"/>
            <text:p text:style-name="P3"><text:span text:style-name="T2">Сотрудник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6.455cm" svg:y="3.555cm">
            <draw:image xlink:href="Pictures/100002010000001800000018A5483590C142B1D1.png" xlink:type="simple" xlink:show="embed" xlink:actuate="onLoad">
              <text:p/>
            </draw:image>
          </draw:frame>
        </draw:g>
        <draw:connector draw:style-name="gr4" draw:text-style-name="P3" draw:layer="layout" svg:x1="5.5cm" svg:y1="1.4cm" svg:x2="6cm" svg:y2="8cm" draw:start-shape="id5" draw:end-shape="id1" draw:end-glue-point="3" svg:d="M5500 1400h-500v6600h1000" svg:viewBox="0 0 1001 6601">
          <text:p/>
        </draw:connector>
        <draw:connector draw:style-name="gr4" draw:text-style-name="P3" draw:layer="layout" svg:x1="5.5cm" svg:y1="1.4cm" svg:x2="6cm" svg:y2="4cm" draw:start-shape="id5" draw:end-shape="id6" draw:end-glue-point="3" svg:d="M5500 1400h-500v2600h1000" svg:viewBox="0 0 1001 2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Arrow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4:55:39.942000000</meta:creation-date>
    <dc:date>2016-06-15T20:36:44.271000000</dc:date>
    <meta:editing-duration>P3DT4H22M52S</meta:editing-duration>
    <meta:editing-cycles>62</meta:editing-cycles>
    <meta:generator>LibreOffice/5.1.2.2$Windows_x86 LibreOffice_project/d3bf12ecb743fc0d20e0be0c58ca359301eb705f</meta:generator>
    <meta:document-statistic meta:object-count="24"/>
  </office:meta>
</office:document-meta>
</file>